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4144"/>
    </style:style>
    <style:style style:name="P2" style:family="paragraph" style:parent-style-name="Title">
      <style:text-properties officeooo:rsid="00054144" officeooo:paragraph-rsid="00054144"/>
    </style:style>
    <style:style style:name="P3" style:family="paragraph" style:parent-style-name="Heading_20_1">
      <style:text-properties officeooo:rsid="00054144" officeooo:paragraph-rsid="00054144"/>
    </style:style>
    <style:style style:name="P4" style:family="paragraph" style:parent-style-name="Heading_20_1">
      <style:text-properties officeooo:rsid="0006cc2d" officeooo:paragraph-rsid="0006cc2d"/>
    </style:style>
    <style:style style:name="P5" style:family="paragraph" style:parent-style-name="Subtitle">
      <style:text-properties officeooo:rsid="0004be7a" officeooo:paragraph-rsid="0004be7a"/>
    </style:style>
    <style:style style:name="T1" style:family="text">
      <style:text-properties officeooo:rsid="00054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1</text:p>
      <text:p text:style-name="Subtitle">Rozwiązywanie UARL metodami bezpośrednimi</text:p>
      <text:p text:style-name="P5">Tomasz Rajchel<text:line-break/>28 Lut<text:span text:style-name="T1">ego</text:span> 2019</text:p>
      <text:h text:style-name="P3" text:outline-level="1">Wstęp teoretyczny</text:h>
      <text:p text:style-name="P1"/>
      <text:h text:style-name="P4" text:outline-level="1">Opis rozwiązywanego zadania</text:h>
      <text:h text:style-name="P4" text:outline-level="1">Wyniki</text:h>
      <text:h text:style-name="P4" text:outline-level="1">Wniosk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1:31.632933581</meta:creation-date>
    <dc:date>2019-02-28T12:52:07.270038671</dc:date>
    <meta:editing-duration>PT5M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" meta:character-count="159" meta:non-whitespace-character-count="145"/>
  </office:meta>
</office:document-meta>
</file>